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900000259EE3C8ADD44C82B32.png" manifest:media-type="image/png"/>
  <manifest:file-entry manifest:full-path="Pictures/100A634C00003E1D00003E1DE6CCFE66A90D424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ba6e5" officeooo:paragraph-rsid="000ba6e5"/>
    </style:style>
    <style:style style:name="P2" style:family="paragraph" style:parent-style-name="Standard">
      <style:text-properties officeooo:rsid="000ba6e5" officeooo:paragraph-rsid="000ba6e5"/>
    </style:style>
    <style:style style:name="P3" style:family="paragraph" style:parent-style-name="Standard">
      <style:text-properties fo:font-weight="bold" officeooo:rsid="000ba6e5" officeooo:paragraph-rsid="000ba6e5" style:font-weight-asian="bold" style:font-weight-complex="bold"/>
    </style:style>
    <style:style style:name="P4" style:family="paragraph" style:parent-style-name="Standard">
      <style:text-properties fo:font-size="28pt" officeooo:paragraph-rsid="000ba6e5" style:font-size-asian="28pt" style:font-size-complex="28pt"/>
    </style:style>
    <style:style style:name="T1" style:family="text">
      <style:text-properties fo:font-weight="bold" officeooo:rsid="000ba6e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Cars Prices Analysis</text:span></text:p>
      <text:p text:style-name="P2"/>
      <text:p text:style-name="P2"/>
      <text:p text:style-name="P2"><draw:frame draw:style-name="fr1" draw:name="Image2" text:anchor-type="char" svg:x="-1.104cm" svg:y="0.25cm" svg:width="9.708cm" svg:height="9.708cm" draw:z-index="0"><draw:image xlink:href="Pictures/100A634C00003E1D00003E1DE6CCFE66A90D4249.svg" xlink:type="simple" xlink:show="embed" xlink:actuate="onLoad" draw:mime-type="image/svg+xml"/><draw:image xlink:href="Pictures/100000010000025900000259EE3C8ADD44C82B3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ferenc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a6e5" officeooo:paragraph-rsid="000ba6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2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ars Selling Prices Analysis<text:tab/>13 Jan, 2022<text:tab/>Ankur Satyarth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1:11:19.590312428</meta:creation-date>
    <dc:date>2023-01-13T11:35:24.752584488</dc:date>
    <meta:editing-duration>PT3M13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2" meta:paragraph-count="3" meta:word-count="13" meta:character-count="87" meta:non-whitespace-character-count="77"/>
  </office:meta>
</office:document-meta>
</file>